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solid" draw:fill-color="#cccc33" draw:textarea-horizontal-align="justify" draw:textarea-vertical-align="middle" draw:auto-grow-height="false"/>
    </style:style>
    <style:style style:name="gr3" style:family="graphic" style:parent-style-name="standard">
      <style:graphic-properties draw:fill="solid" draw:fill-color="#669966" draw:textarea-horizontal-align="justify" draw:textarea-vertical-align="middle" draw:auto-grow-height="false"/>
    </style:style>
    <style:style style:name="gr4" style:family="graphic" style:parent-style-name="standard">
      <style:graphic-properties draw:fill="solid" draw:fill-color="#cc9966" draw:textarea-horizontal-align="justify" draw:textarea-vertical-align="middle" draw:auto-grow-height="false"/>
    </style:style>
    <style:style style:name="gr5" style:family="graphic" style:parent-style-name="standard">
      <style:graphic-properties draw:fill="solid" draw:fill-color="#ff9999"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fill="solid" draw:fill-color="#cc6600" draw:textarea-horizontal-align="justify" draw:textarea-vertical-align="middle" draw:auto-grow-height="false"/>
    </style:style>
    <style:style style:name="gr9" style:family="graphic" style:parent-style-name="standard">
      <style:graphic-properties draw:fill="solid" draw:fill-color="#cc9900" draw:textarea-horizontal-align="justify" draw:textarea-vertical-align="middle" draw:auto-grow-height="false"/>
    </style:style>
    <style:style style:name="gr10" style:family="graphic" style:parent-style-name="standard">
      <style:graphic-properties draw:fill="solid" draw:fill-color="#ccffff" draw:textarea-horizontal-align="justify" draw:textarea-vertical-align="middle" draw:auto-grow-height="false" fo:min-height="0cm" fo:min-width="0cm" fo:wrap-option="no-wrap"/>
    </style:style>
    <style:style style:name="gr11" style:family="graphic">
      <style:graphic-properties style:protect="size"/>
    </style:style>
    <style:style style:name="gr12" style:family="graphic" style:parent-style-name="standard">
      <style:graphic-properties draw:textarea-horizontal-align="justify" draw:textarea-vertical-align="middle" draw:auto-grow-height="false"/>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text-align="center"/>
      <style:text-properties fo:font-size="22pt" fo:font-weight="bold" style:font-size-asian="22pt" style:font-weight-asian="bold" style:font-size-complex="22pt" style:font-weight-complex="bold"/>
    </style:style>
    <style:style style:name="P3" style:family="paragraph">
      <style:paragraph-properties fo:text-align="center"/>
      <style:text-properties fo:font-size="16pt" style:font-size-asian="16pt" style:font-size-complex="16pt"/>
    </style:style>
    <style:style style:name="P4"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family="'Courier New'" style:font-family-generic="modern" style:font-pitch="fixed"/>
    </style:style>
    <style:style style:name="T2" style:family="text">
      <style:text-properties fo:font-family="'Courier New'" style:font-family-generic="modern" style:font-pitch="fixed" fo:font-size="16pt" style:font-size-asian="16pt" style:font-size-complex="16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2pt" style:font-size-asian="12pt" style:font-size-complex="12pt"/>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id="id1" draw:layer="layout" svg:width="6.5cm" svg:height="3.5cm" svg:x="4cm" svg:y="2.901cm">
          <text:p text:style-name="P1">Image Generation</text:p>
          <draw:enhanced-geometry svg:viewBox="0 0 21600 21600" draw:glue-points="10800 0 0 10800 10800 21600 21600 10800" draw:type="flowchart-process" draw:enhanced-path="M 0 0 L 21600 0 21600 21600 0 21600 0 0 Z N"/>
        </draw:custom-shape>
        <draw:custom-shape draw:style-name="gr2" draw:text-style-name="P1" draw:id="id2" draw:layer="layout" svg:width="6cm" svg:height="3.5cm" svg:x="11cm" svg:y="2.901cm">
          <text:p text:style-name="P1">Samples</text:p>
          <text:p text:style-name="P1"><text:span text:style-name="T1">[</text:span><text:span text:style-name="T2">test-id.png</text:span><text:span text:style-name="T1">]</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2" draw:id="id3" draw:layer="layout" svg:width="6cm" svg:height="3.5cm" svg:x="11cm" svg:y="8.401cm">
          <text:p text:style-name="P1"><text:span text:style-name="T3">RushEye Core</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5.5cm" svg:height="3.5cm" svg:x="3cm" svg:y="8.401cm">
          <text:p text:style-name="P1">Patterns</text:p>
          <text:p text:style-name="P1">+</text:p>
          <text:p text:style-name="P1">Masks</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5" draw:text-style-name="P1" draw:id="id5" draw:layer="layout" svg:width="7cm" svg:height="5.5cm" svg:x="18.5cm" svg:y="7.401cm">
          <text:p text:style-name="P1">Results</text:p>
          <text:p text:style-name="P1"><text:span text:style-name="T4">[visual-suite-result.xsd]</text:span></text:p>
          <text:p text:style-name="P1">+</text:p>
          <text:p text:style-name="P1">Rejected Diffs</text:p>
          <text:p text:style-name="P1"><text:span text:style-name="T4"/></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6" draw:text-style-name="P1" draw:layer="layout" svg:x1="10.5cm" svg:y1="4.651cm" svg:x2="11.6cm" svg:y2="4.651cm" draw:start-shape="id1" draw:start-glue-point="7" draw:end-shape="id2" draw:end-glue-point="6" svg:d="m10500 4651h1100">
          <text:p/>
        </draw:connector>
        <draw:connector draw:style-name="gr6" draw:text-style-name="P1" draw:layer="layout" draw:type="lines" svg:x1="14cm" svg:y1="6.401cm" svg:x2="14cm" svg:y2="8.401cm" draw:start-shape="id2" draw:start-glue-point="8" draw:end-shape="id3" draw:end-glue-point="4" svg:d="m14000 6401v502 997 501">
          <text:p/>
        </draw:connector>
        <draw:connector draw:style-name="gr6" draw:text-style-name="P1" draw:layer="layout" draw:type="lines" svg:x1="7.584cm" svg:y1="10.151cm" svg:x2="11cm" svg:y2="10.151cm" draw:start-shape="id4" draw:start-glue-point="7" draw:end-shape="id3" draw:end-glue-point="5" svg:d="m7584 10151h1418 1497 501">
          <text:p/>
        </draw:connector>
        <draw:connector draw:style-name="gr6" draw:text-style-name="P1" draw:layer="layout" draw:type="lines" svg:x1="17cm" svg:y1="10.151cm" svg:x2="19.2cm" svg:y2="10.151cm" draw:start-shape="id3" draw:start-glue-point="7" draw:end-shape="id5" draw:end-glue-point="6" svg:d="m17000 10151h502 497 1201">
          <text:p/>
        </draw:connector>
        <draw:custom-shape draw:style-name="gr7" draw:text-style-name="P3" draw:layer="layout" svg:width="9cm" svg:height="3cm" svg:x="1.5cm" svg:y="12.401cm">
          <text:p text:style-name="P1"><text:span text:style-name="T5">Images + XML Descriptor</text:span></text:p>
          <text:p text:style-name="P1"><text:span text:style-name="T5"><text:s/></text:span><text:span text:style-name="T6">[visual-suite.xsd ]</text:span></text:p>
          <text:p text:style-name="P1"><text:span text:style-name="T2">&lt;test name=“test-id“ … /&gt;</text:span></text:p>
          <draw:enhanced-geometry svg:viewBox="0 0 21600 21600" draw:text-areas="800 800 20800 20800" draw:type="round-rectangular-callout" draw:modifiers="12517.0092211976 -8126.091302899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6.5cm" svg:height="4cm" svg:x="18.5cm" svg:y="2.401cm">
          <text:p text:style-name="P1"><text:span text:style-name="T5">Awaits images</text:span></text:p>
          <text:p text:style-name="P1"><text:span text:style-name="T5">in predefined structure</text:span></text:p>
          <text:p text:style-name="P1"><text:span text:style-name="T5">(bound by test-id</text:span></text:p>
          <text:p text:style-name="P1"><text:span text:style-name="T5">with visual-suite)</text:span></text:p>
          <draw:enhanced-geometry svg:viewBox="0 0 21600 21600" draw:text-areas="800 800 20800 20800" draw:type="round-rectangular-callout" draw:modifiers="-14778.772496539 32089.5776055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id="id6" draw:layer="layout" svg:width="5.5cm" svg:height="3.5cm" svg:x="15.5cm" svg:y="14.401cm">
          <text:p text:style-name="P1">Test repor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 draw:id="id7" draw:layer="layout" svg:width="5cm" svg:height="3.5cm" svg:x="21.5cm" svg:y="14.401cm">
          <text:p text:style-name="P1">HTML repor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draw:type="lines" svg:x1="21.287cm" svg:y1="12.901cm" svg:x2="18.25cm" svg:y2="14.401cm" draw:start-shape="id5" draw:start-glue-point="7" draw:end-shape="id6" draw:end-glue-point="4" svg:d="m21287 12901v502l-3037 497v501">
          <text:p/>
        </draw:connector>
        <draw:connector draw:style-name="gr6" draw:text-style-name="P1" draw:layer="layout" draw:type="lines" svg:x1="22cm" svg:y1="12.901cm" svg:x2="24cm" svg:y2="14.401cm" draw:start-shape="id5" draw:start-glue-point="8" draw:end-shape="id7" draw:end-glue-point="4" svg:d="m22000 12901v502l2000 497v501">
          <text:p/>
        </draw:connector>
        <draw:custom-shape draw:style-name="gr10" draw:text-style-name="P4" draw:layer="layout" svg:width="12cm" svg:height="2.5cm" svg:x="1.5cm" svg:y="15.901cm">
          <text:p text:style-name="P1"><text:span text:style-name="T7">visual-suite.xml can be generated</text:span></text:p>
          <text:p text:style-name="P1"><text:span text:style-name="T7">automatically from predefined structure</text:span></text:p>
          <draw:enhanced-geometry svg:viewBox="0 0 21600 21600" draw:text-areas="3000 3320 17110 17330" draw:type="cloud-callout" draw:modifiers="15266.3278060162 -9716.113554578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2" draw:text-style-name="P1" draw:layer="layout" svg:width="19.5cm" svg:height="9.5cm" svg:x="5cm" svg:y="2.901cm">
          <text:p text:style-name="P1">CI <text:s text:c="103"/></text:p>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3" draw:text-style-name="P2" draw:id="id9" draw:layer="layout" svg:width="6.5cm" svg:height="3.5cm" svg:x="11.5cm" svg:y="5.901cm">
          <text:p text:style-name="P1"><text:span text:style-name="T3">RushEye Core</text:span></text:p>
          <draw:enhanced-geometry svg:viewBox="0 0 21600 21600" draw:glue-points="10800 0 0 10800 10800 21600 21600 10800" draw:type="flowchart-process" draw:enhanced-path="M 0 0 L 21600 0 21600 21600 0 21600 0 0 Z N"/>
        </draw:custom-shape>
        <draw:custom-shape draw:style-name="gr3" draw:text-style-name="P2" draw:id="id12" draw:layer="layout" svg:width="8cm" svg:height="3.5cm" svg:x="11cm" svg:y="14.401cm">
          <text:p text:style-name="P1"><text:span text:style-name="T3">RushEye Manager</text:span></text:p>
          <draw:enhanced-geometry svg:viewBox="0 0 21600 21600" draw:glue-points="10800 0 0 10800 10800 21600 21600 10800" draw:type="flowchart-process" draw:enhanced-path="M 0 0 L 21600 0 21600 21600 0 21600 0 0 Z N"/>
        </draw:custom-shape>
        <draw:custom-shape draw:style-name="gr1" draw:text-style-name="P1" draw:id="id11" draw:layer="layout" svg:width="5.5cm" svg:height="1.5cm" svg:x="12cm" svg:y="3.401cm">
          <text:p text:style-name="P1">Image Generatio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5.5cm" svg:height="3.5cm" svg:x="5.5cm" svg:y="5.901cm">
          <text:p text:style-name="P1">Patterns</text:p>
          <text:p text:style-name="P1">+</text:p>
          <text:p text:style-name="P1">Masks</text:p>
          <text:p text:style-name="P1"><text:span text:style-name="T1">[git]</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5" draw:text-style-name="P1" draw:id="id10" draw:layer="layout" svg:width="5cm" svg:height="2.5cm" svg:x="18.5cm" svg:y="6.401cm">
          <text:p text:style-name="P1">Results</text:p>
          <text:p text:style-name="P1"><text:span text:style-name="T1">[http]</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6" draw:text-style-name="P1" draw:layer="layout" svg:x1="10.084cm" svg:y1="7.651cm" svg:x2="11.5cm" svg:y2="7.651cm" draw:start-shape="id8" draw:start-glue-point="7" draw:end-shape="id9" draw:end-glue-point="5" svg:d="m10084 7651h1416">
          <text:p/>
        </draw:connector>
        <draw:connector draw:style-name="gr6" draw:text-style-name="P1" draw:layer="layout" svg:x1="18cm" svg:y1="7.651cm" svg:x2="19cm" svg:y2="7.651cm" draw:start-shape="id9" draw:start-glue-point="7" draw:end-shape="id10" draw:end-glue-point="6" svg:d="m18000 7651h1000">
          <text:p/>
        </draw:connector>
        <draw:connector draw:style-name="gr6" draw:text-style-name="P1" draw:layer="layout" svg:x1="14.75cm" svg:y1="4.901cm" svg:x2="14.75cm" svg:y2="5.901cm" draw:start-shape="id11" draw:start-glue-point="6" draw:end-shape="id9" draw:end-glue-point="4" svg:d="m14750 4901v1000">
          <text:p/>
        </draw:connector>
        <draw:connector draw:style-name="gr6" draw:text-style-name="P1" draw:layer="layout" draw:line-skew="2.033cm" svg:x1="22.991cm" svg:y1="7.651cm" svg:x2="19cm" svg:y2="16.151cm" draw:start-shape="id10" draw:start-glue-point="9" draw:end-shape="id12" draw:end-glue-point="7" svg:d="m22991 7651h3044v8500h-7035">
          <text:p/>
        </draw:connector>
        <draw:connector draw:style-name="gr6" draw:text-style-name="P1" draw:layer="layout" draw:line-skew="-1.824cm" svg:x1="11cm" svg:y1="16.151cm" svg:x2="5.5cm" svg:y2="7.651cm" draw:start-shape="id12" draw:start-glue-point="5" draw:end-shape="id8" draw:end-glue-point="5" svg:d="m11000 16151h-7825v-8500h2325">
          <text:p/>
        </draw:connector>
        <presentation:notes draw:style-name="dp2">
          <draw:page-thumbnail draw:style-name="gr11"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Lukas Fryc</meta:initial-creator>
    <meta:creation-date>2012-04-02T09:30:53</meta:creation-date>
    <meta:editing-duration>PT00H01M09S</meta:editing-duration>
    <meta:editing-cycles>2</meta:editing-cycles>
    <dc:date>2012-04-02T09:32:00</dc:date>
    <dc:creator>Lukas Fryc</dc:creator>
    <meta:document-statistic meta:object-count="52"/>
    <meta:generator>OpenOffice.org/3.2$Unix OpenOffice.org_project/320m19$Build-9505</meta:generator>
  </office:meta>
</office:document-meta>
</file>